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4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ext-properties fo:font-size="11pt" style:font-size-asian="11pt" style:font-size-complex="11pt"/>
    </style:style>
    <style:style style:name="ce10" style:family="table-cell" style:parent-style-name="Default" style:data-style-name="N0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1019"/>
        <table:table-column table:style-name="co6" table:number-columns-repeated="15360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float" office:value="0.5" calcext:value-type="float">
            <text:p>0,5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4" office:value-type="float" office:value="2" calcext:value-type="float">
            <text:p>2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style-name="ce5" table:formula="of:=5/60" office:value-type="float" office:value="0.0833333333333333" calcext:value-type="float">
            <text:p>0,08</text:p>
          </table:table-cell>
          <table:table-cell table:style-name="ce5"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style-name="ce5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</text:p>
          </table:table-cell>
          <table:table-cell table:formula="of:=48/60" office:value-type="float" office:value="0.8" calcext:value-type="float">
            <text:p>0,8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style-name="ce5" table:formula="of:=10/60" office:value-type="float" office:value="0.166666666666667" calcext:value-type="float">
            <text:p>0,17</text:p>
          </table:table-cell>
          <table:table-cell table:style-name="ce5"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.5" calcext:value-type="float">
            <text:p>1,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</text:p>
          </table:table-cell>
          <table:table-cell table:formula="of:=(70/60)" office:value-type="float" office:value="1.16666666666667" calcext:value-type="float">
            <text:p>1,16666666666667</text:p>
          </table:table-cell>
          <table:table-cell office:value-type="string" calcext:value-type="string">
            <text:p>COMPLETADO</text:p>
          </table:table-cell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06T14:45:03.819165070</dc:date>
    <meta:editing-cycles>14</meta:editing-cycles>
    <meta:editing-duration>PT1H28M6S</meta:editing-duration>
    <meta:document-statistic meta:table-count="1" meta:cell-count="65" meta:object-count="0"/>
  </office:meta>
</office:document-meta>
</file>